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BD7000002FAA683639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1.021cm" style:rel-column-width="38011*"/>
    </style:style>
    <style:style style:name="Tabella3.B" style:family="table-column">
      <style:table-column-properties style:column-width="1.383cm" style:rel-column-width="4769*"/>
    </style:style>
    <style:style style:name="Tabella3.C" style:family="table-column">
      <style:table-column-properties style:column-width="1.432cm" style:rel-column-width="4940*"/>
    </style:style>
    <style:style style:name="Tabella3.D" style:family="table-column">
      <style:table-column-properties style:column-width="2.614cm" style:rel-column-width="9016*"/>
    </style:style>
    <style:style style:name="Tabella3.E" style:family="table-column">
      <style:table-column-properties style:column-width="2.551cm" style:rel-column-width="8799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="none"/>
    </style:style>
    <style:style style:name="Tabella3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A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B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C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D3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E3" style:family="table-cell">
      <style:table-cell-properties fo:padding="0.097cm" fo:border="0.05pt solid #c0c0c0"/>
    </style:style>
    <style:style style:name="Tabella3.4" style:family="table-row">
      <style:table-row-properties style:min-row-height="0.011cm"/>
    </style:style>
    <style:style style:name="Tabella3.A4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ella7" style:family="table">
      <style:table-properties style:width="18.971cm" fo:margin-left="-0.092cm" table:align="left"/>
    </style:style>
    <style:style style:name="Tabella7.A" style:family="table-column">
      <style:table-column-properties style:column-width="11.044cm"/>
    </style:style>
    <style:style style:name="Tabella7.B" style:family="table-column">
      <style:table-column-properties style:column-width="1.36cm"/>
    </style:style>
    <style:style style:name="Tabella7.C" style:family="table-column">
      <style:table-column-properties style:column-width="1.432cm"/>
    </style:style>
    <style:style style:name="Tabella7.D" style:family="table-column">
      <style:table-column-properties style:column-width="2.621cm"/>
    </style:style>
    <style:style style:name="Tabella7.E" style:family="table-column">
      <style:table-column-properties style:column-width="2.514cm"/>
    </style:style>
    <style:style style:name="Tabella7.A1" style:family="table-cell">
      <style:table-cell-properties fo:padding="0.097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258cm" style:rel-column-width="7787*"/>
    </style:style>
    <style:style style:name="Tabella1.B" style:family="table-column">
      <style:table-column-properties style:column-width="7.234cm" style:rel-column-width="24949*"/>
    </style:style>
    <style:style style:name="Tabella1.C" style:family="table-column">
      <style:table-column-properties style:column-width="2.281cm" style:rel-column-width="7866*"/>
    </style:style>
    <style:style style:name="Tabella1.D" style:family="table-column">
      <style:table-column-properties style:column-width="7.228cm" style:rel-column-width="24933*"/>
    </style:style>
    <style:style style:name="Tabella1.1" style:family="table-row">
      <style:table-row-properties style:min-row-height="0.266cm"/>
    </style:style>
    <style:style style:name="Tabella1.A1" style:family="table-cell">
      <style:table-cell-properties style:vertical-align="middle" fo:padding="0.097cm" fo:border="none"/>
    </style:style>
    <style:style style:name="Tabella1.A2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Ubuntu Light"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1"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line-height="150%" fo:text-align="start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center" style:justify-single-word="false">
        <style:tab-stops>
          <style:tab-stop style:position="10.134cm" style:type="center"/>
          <style:tab-stop style:position="17cm" style:type="right"/>
        </style:tab-stops>
      </style:paragraph-properties>
      <style:text-properties fo:color="#000000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text-properties fo:font-size="7pt" style:font-size-asian="7pt" style:font-size-complex="7pt"/>
    </style:style>
    <style:style style:name="P12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paragraph-properties fo:margin-left="0cm" fo:margin-right="0.097cm" fo:text-align="start" style:justify-single-word="false" fo:text-indent="0cm" style:auto-text-indent="false"/>
      <style:text-properties fo:font-size="2pt" fo:font-weight="bold" style:font-size-asian="1.75pt" style:font-weight-asian="bold" style:font-size-complex="2pt" style:font-weight-complex="bold"/>
    </style:style>
    <style:style style:name="P15" style:family="paragraph" style:parent-style-name="Table_20_Contents">
      <style:paragraph-properties fo:margin-left="0cm" fo:margin-right="0.097cm" fo:text-align="start" style:justify-single-word="false" fo:text-indent="0cm" style:auto-text-indent="false"/>
      <style:text-properties style:font-name="Ubuntu Light" fo:font-weight="bold" style:font-weight-asian="bold" style:font-weight-complex="bold"/>
    </style:style>
    <style:style style:name="P16" style:family="paragraph" style:parent-style-name="Standard" style:master-page-name="">
      <style:paragraph-properties fo:margin-top="0.011cm" fo:margin-bottom="0.011cm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>
      <style:paragraph-properties fo:margin-top="0.011cm" fo:margin-bottom="0.011cm" fo:line-height="150%"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>
      <style:paragraph-properties fo:margin-top="0.011cm" fo:margin-bottom="0.011cm" fo:line-height="150%" fo:text-align="center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.459cm" fo:margin-right="0.009cm" fo:line-height="150%" fo:text-align="start" style:justify-single-word="false" fo:text-indent="-0.423cm" style:auto-text-indent="false" style:page-number="auto" fo:background-color="transparent" fo:padding="0cm" fo:border="none" style:shadow="none">
        <style:tab-stops/>
        <style:background-image/>
      </style:paragraph-properties>
      <style:text-properties fo:color="#000000" style:font-name="Ubuntu Light" fo:font-size="5pt" fo:font-style="normal" style:text-underline-style="none" fo:font-weight="bold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>
      <style:paragraph-properties fo:margin-left="0.459cm" fo:margin-right="0.009cm" fo:line-height="150%" fo:text-align="start" style:justify-single-word="false" fo:text-indent="-0.423cm" style:auto-text-indent="false" fo:background-color="transparent" fo:padding="0cm" fo:border="none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011cm" fo:margin-bottom="0.011cm" fo:line-height="150%" fo:text-align="justify" style:justify-single-word="false" fo:text-indent="-0.049cm" style:auto-text-indent="false">
        <style:tab-stops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color="#ff950e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fo:color="#000000" style:text-underline-style="none" fo:font-weight="bold" style:font-weight-asian="bold" style:font-weight-complex="bold"/>
    </style:style>
    <style:style style:name="T7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">Rodengo Saiano, <text:placeholder text:placeholder-type="text">&lt;formatLang(o.date_order, date=True) if o.date_order else ""&gt;</text:placeholder></text:p>
            <text:p text:style-name="P8">Preventivo n. <text:placeholder text:placeholder-type="text">&lt;o.name&gt;</text:placeholder> <text:placeholder text:placeholder-type="text">&lt;"(valido fino al %s)" % formatLang(o.validity, date=True) if o.validity else ""&gt;</text:placeholder></text:p>
            <text:p text:style-name="P6"><text:span text:style-name="T4">Vs. rif. c.a. Egr. Sig. </text:span><text:span text:style-name="T4"><text:placeholder text:placeholder-type="text">&lt;o.client_order_ref&gt;</text:placeholder></text:span></text:p>
            <text:p text:style-name="P16"><text:span text:style-name="T4">Rif. commerciale: </text:span><text:span text:style-name="T4"><text:placeholder text:placeholder-type="text">&lt;(o.user_id and o.user_id.name) or ''&gt;</text:placeholder></text:span></text:p>
          </table:table-cell>
          <table:table-cell table:style-name="Tabella3.B1" table:number-columns-spanned="4" office:value-type="string">
            <text:p text:style-name="P25"/>
            <text:p text:style-name="P26"><text:span text:style-name="T6"><text:s text:c="3"/></text:span><text:span text:style-name="T7"><text:placeholder text:placeholder-type="text">&lt;o.partner_id.name&gt;</text:placeholder></text:span><text:span text:style-name="T6"><text:line-break/></text:span><text:span text:style-name="T8"><text:placeholder text:placeholder-type="text">&lt;o.partner_id.street&gt;</text:placeholder></text:span><text:span text:style-name="T8"> <text:line-break/></text:span><text:span text:style-name="T8"><text:placeholder text:placeholder-type="text">&lt;o.partner_id.zip&gt;</text:placeholder></text:span><text:span text:style-name="T8"> - <text:s/></text:span><text:span text:style-name="T8"><text:placeholder text:placeholder-type="text">&lt;o.partner_id.city&gt;</text:placeholder></text:span></text:p>
            <text:p text:style-name="P26"><text:span text:style-name="T8"><text:s text:c="4"/>Part. IVA: </text:span><text:span text:style-name="T8"><text:placeholder text:placeholder-type="text">&lt;o.partner_id.fiscalcode&gt;</text:placeholder></text:span></text:p>
            <text:p text:style-name="P26"><text:span text:style-name="T8"><text:s text:c="4"/>Cod. Fiscale: </text:span><text:span text:style-name="T8"><text:placeholder text:placeholder-type="text">&lt;o.partner_id.fiscalcode&gt;</text:placeholder></text:span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1" office:value-type="string">
            <text:p text:style-name="P7"/>
          </table:table-cell>
          <table:table-cell table:style-name="Tabella3.B1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3" office:value-type="string">
            <text:p text:style-name="P9"><text:span text:style-name="T1"><text:placeholder text:placeholder-type="text">&lt;set_counter('total',0.0)&gt;</text:placeholder></text:span>Descrizione</text:p>
          </table:table-cell>
          <table:table-cell table:style-name="Tabella3.B3" office:value-type="string">
            <text:p text:style-name="P9">UM</text:p>
          </table:table-cell>
          <table:table-cell table:style-name="Tabella3.C3" office:value-type="string">
            <text:p text:style-name="P9">Q.tà</text:p>
          </table:table-cell>
          <table:table-cell table:style-name="Tabella3.D3" office:value-type="string">
            <text:p text:style-name="P9">Imp. Unitario</text:p>
          </table:table-cell>
          <table:table-cell table:style-name="Tabella3.E3" office:value-type="string">
            <text:p text:style-name="P9">Imp. Totale</text:p>
          </table:table-cell>
        </table:table-row>
        <table:table-row table:style-name="Tabella3.4">
          <table:table-cell table:style-name="Tabella3.A4" table:number-columns-spanned="5" office:value-type="string">
            <text:p text:style-name="P17"/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column table:style-name="Tabella7.D"/>
              <table:table-column table:style-name="Tabella7.E"/>
              <table:table-row>
                <table:table-cell table:style-name="Tabella7.A1" table:number-columns-spanned="5" office:value-type="string">
                  <text:p text:style-name="P18"><text:text-input text:description="&lt;for each=&quot;l  in o.order_line&quot;&gt;">starts for loop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1" office:value-type="string">
                  <text:p text:style-name="P19"><text:placeholder text:placeholder-type="text">&lt;l.name&gt;</text:placeholder><text:placeholder text:placeholder-type="text">&lt;set_counter('id', 1 + get_counter('id'))&gt;</text:placeholder></text:p>
                </table:table-cell>
                <table:table-cell table:style-name="Tabella7.A1" office:value-type="string">
                  <text:p text:style-name="P20"><text:placeholder text:placeholder-type="text">&lt;l.product_uom.name if not l.not_in_total else ''&gt;</text:placeholder></text:p>
                </table:table-cell>
                <table:table-cell table:style-name="Tabella7.A1" office:value-type="string">
                  <text:p text:style-name="P21"><text:placeholder text:placeholder-type="text">&lt;formatLang(l.product_uom_qty, digits=get_digits(dp='Account'))  if not l.not_in_total else ''&gt;</text:placeholder></text:p>
                </table:table-cell>
                <table:table-cell table:style-name="Tabella7.A1" office:value-type="string">
                  <text:p text:style-name="P23"><text:span text:style-name="T10"><text:placeholder text:placeholder-type="text">&lt;formatLang(l.price_unit, digits=get_digits(dp='Account'))  if not l.not_in_total else ''&gt;</text:placeholder></text:span> <text:span text:style-name="T10"><text:placeholder text:placeholder-type="text">&lt;o.currency_id.symbol  if not l.not_in_total else ''&gt;</text:placeholder></text:span></text:p>
                </table:table-cell>
                <table:table-cell table:style-name="Tabella7.A1" office:value-type="string">
                  <text:p text:style-name="P23"><text:placeholder text:placeholder-type="text">&lt;set_counter('total',get_counter('total')+l.price_subtotal) if not l.not_in_total else ''&gt;</text:placeholder><text:placeholder text:placeholder-type="text">&lt;formatLang(l.price_subtotal, digits=get_digits(dp='Account'))&gt;</text:placeholder> <text:placeholder text:placeholder-type="text">&lt;o.currency_id.symbol&gt;</text:placeholder></text:p>
                </table:table-cell>
              </table:table-row>
              <table:table-row>
                <table:table-cell table:style-name="Tabella7.A1" table:number-columns-spanned="5" office:value-type="string">
                  <text:p text:style-name="P24"><text:text-input text:description="&lt;/for&gt;">ends for loop line</text:text-input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1" table:number-columns-spanned="5" office:value-type="string">
                  <text:p text:style-name="P24"/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a7.A1" table:number-columns-spanned="5" office:value-type="string">
                  <text:p text:style-name="P23"><text:span text:style-name="T9">Totale: </text:span><text:span text:style-name="T9"><text:placeholder text:placeholder-type="text">&lt;formatLang(get_counter('total'), digits=get_digits(dp='Account'))&gt;</text:placeholder></text:span> <text:span text:style-name="T9"><text:placeholder text:placeholder-type="text">&lt;o.currency_id.symbol&gt;</text:placeholder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table:number-columns-spanned="4" office:value-type="string">
              <text:p text:style-name="P14"/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2" office:value-type="string">
            <text:p text:style-name="P15">Validità:</text:p>
          </table:table-cell>
          <table:table-cell table:style-name="Tabella1.A2" office:value-type="string">
            <text:p text:style-name="P22"><text:placeholder text:placeholder-type="text">&lt;formatLang(o.validity, date=True) if o.validity else ""&gt;</text:placeholder></text:p>
          </table:table-cell>
          <table:table-cell table:style-name="Tabella1.A2" office:value-type="string">
            <text:p text:style-name="P17">Pagamento:</text:p>
          </table:table-cell>
          <table:table-cell table:style-name="Tabella1.A2" office:value-type="string">
            <text:p text:style-name="P19"><text:placeholder text:placeholder-type="text">&lt;(o.payment_term and o.payment_term.name) or ''&gt;</text:placeholder></text:p>
          </table:table-cell>
        </table:table-row>
        <table:table-row>
          <table:table-cell table:style-name="Tabella1.A2" office:value-type="string">
            <text:p text:style-name="P2">Esclusioni:</text:p>
          </table:table-cell>
          <table:table-cell table:style-name="Tabella1.A2" office:value-type="string">
            <text:p text:style-name="P22"><text:placeholder text:placeholder-type="text">&lt;o.exclusion or ''&gt;</text:placeholder></text:p>
          </table:table-cell>
          <table:table-cell table:style-name="Tabella1.A2" office:value-type="string">
            <text:p text:style-name="P17">Note:</text:p>
          </table:table-cell>
          <table:table-cell table:style-name="Tabella1.A2" office:value-type="string">
            <text:p text:style-name="P27"><text:placeholder text:placeholder-type="text">&lt;(o.note) or ''&gt;</text:placeholder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9.001cm" style:rel-column-width="6553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1" fo:font-weight="bold" style:font-weight-asian="bold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 fo:background-color="transparent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2" style:family="text">
      <style:text-properties fo:color="#ff950e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T3" style:family="text">
      <style:text-properties fo:color="#000000" style:font-name="Ubuntu Ligh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49cm" fo:border="0.06pt solid #c0c0c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Text_20_body"><draw:frame draw:style-name="Mfr1" draw:name="immagini1" text:anchor-type="paragraph" svg:x="1.446cm" svg:y="0.088cm" svg:width="16.125cm" svg:height="3.521cm" draw:z-index="0"><draw:image xlink:href="Pictures/1000000000000BD7000002FAA6836394.jpg" xlink:type="simple" xlink:show="embed" xlink:actuate="onLoad"/></draw:frame></text:p>
        <table:table table:name="Tabella4" table:style-name="Tabella4">
          <table:table-column table:style-name="Tabella4.A"/>
          <table:table-row>
            <table:table-cell table:style-name="Tabella4.A1" office:value-type="string"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  <text:p text:style-name="MP1"/>
            </table:table-cell>
          </table:table-row>
          <table:table-row>
            <table:table-cell table:style-name="Tabella4.A1" office:value-type="string">
              <text:p text:style-name="MP2">Pag. <text:page-number text:select-page="current">1</text:page-number> di <text:page-count>1</text:page-count></text:p>
            </table:table-cell>
          </table:table-row>
        </table:table>
        <text:p text:style-name="MP3"/>
      </style:header>
      <style:footer>
        <text:p text:style-name="MP4"><text:span text:style-name="MT1">Via per Castegnato 6/d – 25050 Rodengo Saiano – P.IVA e CF: 03445070174<text:line-break/>Reg. Imprese di Brescia 03445070174 - <text:s/>REA n° BS 399875 – Capitale sociale 10.400,00 € I.V. <text:line-break/></text:span><text:span text:style-name="MT2">Tel 030 / 6390623</text:span><text:span text:style-name="MT1"> - <text:s/>Fax 030 / 6390625 – email: </text:span><text:a xlink:type="simple" xlink:href="mailto:info@barcore.it"><text:span text:style-name="MT3">info@barcore.it</text:span></text:a><text:span text:style-name="MT1"> – </text:span><text:a xlink:type="simple" xlink:href="http://www.barcore.it/"><text:span text:style-name="MT2">http://www.barcore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2T11:29:55</meta:creation-date>
    <meta:editing-duration>PT3H3M10S</meta:editing-duration>
    <meta:editing-cycles>63</meta:editing-cycles>
    <meta:generator>LibreOffice/3.5$Linux_X86_64 LibreOffice_project/350m1$Build-2</meta:generator>
    <meta:initial-creator>Nicola Riolini</meta:initial-creator>
    <dc:date>2014-04-15T17:07:33</dc:date>
    <dc:creator>Anna Giammanco</dc:creator>
    <meta:document-statistic meta:table-count="4" meta:image-count="1" meta:object-count="0" meta:page-count="1" meta:paragraph-count="31" meta:word-count="174" meta:character-count="1646" meta:non-whitespace-character-count="1484"/>
    <meta:user-defined meta:name="Info 1"/>
    <meta:user-defined meta:name="Info 2"/>
    <meta:user-defined meta:name="Info 3"/>
    <meta:user-defined meta:name="Info 4"/>
  </office:meta>
</office:document-meta>
</file>